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661900" fo:font-size="12pt" fo:font-weight="bold" officeooo:rsid="003f100e" officeooo:paragraph-rsid="000a5836" style:font-size-asian="10.5pt" style:font-weight-asian="bold" style:font-size-complex="12pt" style:font-weight-complex="bold"/>
    </style:style>
    <style:style style:name="P2" style:family="paragraph" style:parent-style-name="Standard">
      <style:text-properties fo:color="#661900" fo:font-size="12pt" fo:font-weight="bold" officeooo:rsid="003996da" officeooo:paragraph-rsid="000a5836" style:font-size-asian="10.5pt" style:font-weight-asian="bold" style:font-size-complex="12pt" style:font-weight-complex="bold"/>
    </style:style>
    <style:style style:name="P3" style:family="paragraph" style:parent-style-name="Standard">
      <style:text-properties fo:color="#661900" fo:font-size="12pt" fo:font-weight="bold" officeooo:rsid="003d4e13" officeooo:paragraph-rsid="000a5836" style:font-size-asian="10.5pt" style:font-weight-asian="bold" style:font-size-complex="12pt" style:font-weight-complex="bold"/>
    </style:style>
    <style:style style:name="P4" style:family="paragraph" style:parent-style-name="Standard">
      <style:text-properties fo:color="#661900" fo:font-size="12pt" fo:font-weight="bold" officeooo:rsid="000a5836" officeooo:paragraph-rsid="000a5836" style:font-size-asian="10.5pt" style:font-weight-asian="bold" style:font-size-complex="12pt" style:font-weight-complex="bold"/>
    </style:style>
    <style:style style:name="P5" style:family="paragraph" style:parent-style-name="Standard">
      <style:text-properties fo:color="#661900" fo:font-size="12pt" fo:font-weight="bold" officeooo:rsid="003f100e" officeooo:paragraph-rsid="000a5836" style:font-size-asian="10.5pt" style:font-weight-asian="bold" style:font-size-complex="12pt" style:font-weight-complex="bold"/>
    </style:style>
    <style:style style:name="P6" style:family="paragraph" style:parent-style-name="Standard">
      <style:text-properties fo:color="#661900" fo:font-size="12pt" fo:font-weight="bold" officeooo:rsid="000de694" officeooo:paragraph-rsid="000de694" style:font-size-asian="10.5pt" style:font-weight-asian="bold" style:font-size-complex="12pt" style:font-weight-complex="bold"/>
    </style:style>
    <style:style style:name="T1" style:family="text">
      <style:text-properties officeooo:rsid="000a58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tab/><text:tab/><text:span text:style-name="T1">DOCKER-RUN-COMMANDS-FOR-VBS-PROJECT</text:span></text:p>
      <text:p text:style-name="Standard"><text:s text:c="25"/><text:span text:style-name="T1">======================================</text:span></text:p>
      <text:p text:style-name="Standard"/>
      <text:p text:style-name="P2">sudo docker run -e MYSQL_ROOT_PASSWORD=Solver@01 mysql/mysql-server</text:p>
      <text:p text:style-name="P2"/>
      <text:p text:style-name="P3"/>
      <text:p text:style-name="P4">sudo docker run -d -p 80:80 -p 443:443 -v /home/ubuntu/ssl/certs:/home/ubuntu/ssl/certs -v /home/ubuntu/ssl/private:/home/ubuntu/ssl/private latestnginx</text:p>
      <text:p text:style-name="P3"/>
      <text:p text:style-name="P1"/>
      <text:p text:style-name="P1"/>
      <text:p text:style-name="P1"/>
      <text:p text:style-name="P6">&lt;VirtualHost *:80&gt; <text:s text:c="58"/></text:p>
      <text:p text:style-name="P6"><text:s text:c="8"/>ServerAdmin karthikeyan@solverminds.com <text:s text:c="29"/></text:p>
      <text:p text:style-name="P6"><text:s text:c="8"/>ServerName http://vbs.teekay.com/Teekay_Service <text:s text:c="21"/></text:p>
      <text:p text:style-name="P6"><text:s text:c="8"/>ProxyRequests Off <text:s text:c="51"/></text:p>
      <text:p text:style-name="P6"><text:s text:c="8"/>ProxyPreserveHost On <text:s text:c="48"/></text:p>
      <text:p text:style-name="P6"><text:s text:c="8"/>ProxyPassReverseCookiePath / / <text:s text:c="36"/></text:p>
      <text:p text:style-name="P6"><text:s text:c="8"/>ProxyPass /errors/ ! <text:s text:c="41"/></text:p>
      <text:p text:style-name="P6"><text:s text:c="8"/>ProxyPass / http://localhost:1234/ retry=1 acquire=6000 timeout=6000 Keepalive=On</text:p>
      <text:p text:style-name="P6"><text:s text:c="8"/>ErrorLog /etc/apache2/error.log <text:s text:c="49"/></text:p>
      <text:p text:style-name="P6"><text:s text:c="8"/>CustomLog /etc/apache2/access.log combined <text:s text:c="38"/></text:p>
      <text:p text:style-name="P6">&lt;/VirtualHost&gt; <text:s text:c="74"/></text:p>
      <text:p text:style-name="P6"><text:s text:c="89"/></text:p>
      <text:p text:style-name="P6"><text:s text:c="89"/></text:p>
      <text:p text:style-name="P6">&lt;VirtualHost *:80&gt; <text:s text:c="70"/></text:p>
      <text:p text:style-name="P6"><text:s text:c="8"/>ServerAdmin karthikeyan@solverminds.com <text:s text:c="41"/></text:p>
      <text:p text:style-name="P6"><text:s text:c="8"/>ServerName http://vbs.teekay.com/Teekay_Service <text:s text:c="33"/></text:p>
      <text:p text:style-name="P6"><text:s text:c="8"/>ProxyRequests Off <text:s text:c="68"/></text:p>
      <text:p text:style-name="P6"><text:s text:c="8"/>ProxyPreserveHost On <text:s text:c="65"/></text:p>
      <text:p text:style-name="P6"><text:s text:c="8"/>ProxyPassReverseCookiePath / / <text:s text:c="55"/></text:p>
      <text:p text:style-name="P6"><text:s text:c="8"/>ProxyPass /errors/ ! <text:s text:c="65"/></text:p>
      <text:p text:style-name="P6"><text:s text:c="8"/>ProxyPass / http://localhost:8070/ retry=1 acquire=6000 timeout=6000 Keepalive=On <text:s text:c="4"/></text:p>
      <text:p text:style-name="P6"><text:s text:c="8"/>ProxyPassReverse / http://vbs.teekay.com:8070/ <text:s text:c="39"/></text:p>
      <text:p text:style-name="P6"><text:s text:c="8"/>ErrorLog /etc/apache2/error.log <text:s text:c="54"/></text:p>
      <text:p text:style-name="P6"><text:s text:c="8"/>CustomLog /etc/apache2/access.log combined <text:s text:c="43"/></text:p>
      <text:p text:style-name="P6">&lt;/VirtualHost&gt; <text:s text:c="34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4:42:55.380145716</meta:creation-date>
    <dc:date>2017-09-19T18:26:46.856843871</dc:date>
    <meta:editing-duration>PT4H29M3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9" meta:word-count="82" meta:character-count="2451" meta:non-whitespace-character-count="1001"/>
  </office:meta>
</office:document-meta>
</file>